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officeooo:rsid="001a0818" officeooo:paragraph-rsid="001a0818"/>
    </style:style>
    <style:style style:name="P2" style:family="paragraph" style:parent-style-name="Standard">
      <style:text-properties officeooo:rsid="001bd531" officeooo:paragraph-rsid="001bd531"/>
    </style:style>
    <style:style style:name="P3" style:family="paragraph" style:parent-style-name="Standard">
      <style:text-properties officeooo:rsid="001bf02f" officeooo:paragraph-rsid="001bf02f"/>
    </style:style>
    <style:style style:name="P4" style:family="paragraph" style:parent-style-name="Standard">
      <style:text-properties officeooo:rsid="001da310" officeooo:paragraph-rsid="001da310"/>
    </style:style>
    <style:style style:name="P5" style:family="paragraph" style:parent-style-name="Standard">
      <style:text-properties officeooo:rsid="001da310" officeooo:paragraph-rsid="002e7c70"/>
    </style:style>
    <style:style style:name="P6" style:family="paragraph" style:parent-style-name="Standard">
      <style:text-properties officeooo:rsid="002247cf" officeooo:paragraph-rsid="002247cf"/>
    </style:style>
    <style:style style:name="P7" style:family="paragraph" style:parent-style-name="Standard">
      <style:text-properties officeooo:rsid="00227905" officeooo:paragraph-rsid="00227905"/>
    </style:style>
    <style:style style:name="P8" style:family="paragraph" style:parent-style-name="Standard">
      <style:text-properties officeooo:rsid="0020351d" officeooo:paragraph-rsid="0020351d"/>
    </style:style>
    <style:style style:name="P9" style:family="paragraph" style:parent-style-name="Standard">
      <style:text-properties officeooo:rsid="0026e7c9" officeooo:paragraph-rsid="0026e7c9"/>
    </style:style>
    <style:style style:name="P10" style:family="paragraph" style:parent-style-name="Standard">
      <style:text-properties officeooo:rsid="00271680" officeooo:paragraph-rsid="00271680"/>
    </style:style>
    <style:style style:name="P11" style:family="paragraph" style:parent-style-name="Standard">
      <style:text-properties officeooo:rsid="00278a20" officeooo:paragraph-rsid="00278a20"/>
    </style:style>
    <style:style style:name="P12" style:family="paragraph" style:parent-style-name="Standard">
      <style:text-properties officeooo:rsid="0027a8d5" officeooo:paragraph-rsid="0027a8d5"/>
    </style:style>
    <style:style style:name="P13" style:family="paragraph" style:parent-style-name="Standard">
      <style:text-properties officeooo:rsid="0029a2eb" officeooo:paragraph-rsid="0029a2eb"/>
    </style:style>
    <style:style style:name="P14" style:family="paragraph" style:parent-style-name="Standard">
      <style:text-properties officeooo:rsid="002a33e8" officeooo:paragraph-rsid="002a33e8"/>
    </style:style>
    <style:style style:name="P15" style:family="paragraph" style:parent-style-name="Standard">
      <style:text-properties officeooo:rsid="002b3c81" officeooo:paragraph-rsid="002b3c81"/>
    </style:style>
    <style:style style:name="P16" style:family="paragraph" style:parent-style-name="Standard">
      <style:text-properties officeooo:rsid="002c300a" officeooo:paragraph-rsid="002c300a"/>
    </style:style>
    <style:style style:name="P17" style:family="paragraph" style:parent-style-name="Standard">
      <style:text-properties officeooo:rsid="002f11bc" officeooo:paragraph-rsid="002f11bc"/>
    </style:style>
    <style:style style:name="P18" style:family="paragraph" style:parent-style-name="Standard">
      <style:text-properties officeooo:rsid="002e7c70" officeooo:paragraph-rsid="002e7c70"/>
    </style:style>
    <style:style style:name="P19" style:family="paragraph" style:parent-style-name="Standard">
      <style:text-properties officeooo:rsid="003104ef" officeooo:paragraph-rsid="003104ef"/>
    </style:style>
    <style:style style:name="P20" style:family="paragraph" style:parent-style-name="Standard">
      <style:text-properties officeooo:rsid="00278a20" officeooo:paragraph-rsid="00278a20"/>
    </style:style>
    <style:style style:name="P21" style:family="paragraph" style:parent-style-name="Standard">
      <style:text-properties officeooo:rsid="00324e75" officeooo:paragraph-rsid="00324e75"/>
    </style:style>
    <style:style style:name="P22" style:family="paragraph" style:parent-style-name="Standard">
      <style:text-properties officeooo:rsid="001da310" officeooo:paragraph-rsid="0033d841"/>
    </style:style>
    <style:style style:name="T1" style:family="text">
      <style:text-properties officeooo:rsid="001e3897"/>
    </style:style>
    <style:style style:name="T2" style:family="text">
      <style:text-properties officeooo:rsid="0028a52a"/>
    </style:style>
    <style:style style:name="T3" style:family="text">
      <style:text-properties officeooo:rsid="002e7c70"/>
    </style:style>
    <style:style style:name="T4" style:family="text">
      <style:text-properties officeooo:rsid="0033d8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łownik:</text:p>
      <text:p text:style-name="P1"/>
      <text:p text:style-name="P1">assets – atuty</text:p>
      <text:p text:style-name="P2">Armor – Pancerz</text:p>
      <text:p text:style-name="P3">minor effect – mniejszy efekt</text:p>
      <text:p text:style-name="P3">major effect – większy efekt</text:p>
      <text:p text:style-name="P3">difficulty – trudność / poziom trudności</text:p>
      <text:p text:style-name="P3">target number – stopień trudności</text:p>
      <text:p text:style-name="P4">distance – zasięg</text:p>
      <text:p text:style-name="P4"><text:tab/>immediate – blisk<text:span text:style-name="T1">i</text:span></text:p>
      <text:p text:style-name="P4"><text:tab/>short – średni</text:p>
      <text:p text:style-name="P4"><text:tab/>long - daleki</text:p>
      <text:p text:style-name="P4"><text:tab/>very long – bardzo daleki</text:p>
      <text:p text:style-name="P6">GM Intrusion – Wtrącenie MG</text:p>
      <text:p text:style-name="P7">Might – Moc</text:p>
      <text:p text:style-name="P7">Speed- Szybkość</text:p>
      <text:p text:style-name="P7">Intelect – Intelekt</text:p>
      <text:p text:style-name="P7">Edge – Skupienie</text:p>
      <text:p text:style-name="P7">Type – Typ\</text:p>
      <text:p text:style-name="P7">Descriptor – Deskryptor</text:p>
      <text:p text:style-name="P7">Focus – Specjalizacja</text:p>
      <text:p text:style-name="P10">character arc – cel postaci</text:p>
      <text:p text:style-name="P10">character benefit – korzyść postaci</text:p>
      <text:p text:style-name="P11">recovery rolls - rzuty na odzyskiwanie zdrowia</text:p>
      <text:p text:style-name="P12">Flavors – <text:span text:style-name="T2">Posmaki</text:span></text:p>
      <text:p text:style-name="P13">Player intrusion – Wtrącenie gracza</text:p>
      <text:p text:style-name="P14">defence task – akcja obronna</text:p>
      <text:p text:style-name="P14">Might Defense: Obrona Mocy</text:p>
      <text:p text:style-name="P14">Speed Defence: Obrona Szybkości</text:p>
      <text:p text:style-name="P14">Intellect Defense: Obrona Intelektu</text:p>
      <text:p text:style-name="P15">practiced – wytrenowany</text:p>
      <text:p text:style-name="P19">inability- nieumiejętność</text:p>
      <text:p text:style-name="P15"/>
      <text:p text:style-name="P15">damage track – licznik obrażeń</text:p>
      <text:p text:style-name="P15">object damage track – licznik obrażeń przedmiotu</text:p>
      <text:p text:style-name="P4"/>
      <text:p text:style-name="P8">Onslaught (Adept) – Blast</text:p>
      <text:p text:style-name="P9">Concussion (Adept) – Wybuch</text:p>
      <text:p text:style-name="P9"/>
      <text:p text:style-name="P11">rugged – dziki</text:p>
      <text:p text:style-name="P11">charming – czarujący</text:p>
      <text:p text:style-name="P21">graceful – pełen gracji</text:p>
      <text:p text:style-name="P11"/>
      <text:p text:style-name="P11">Explorer- Poszukiwacz </text:p>
      <text:p text:style-name="P11">Focuses Mind Over Matter – Stawia Umysł Ponad Materią</text:p>
      <text:p text:style-name="P11"/>
      <text:p text:style-name="P16">Enabler – Umożliwienie</text:p>
      <text:p text:style-name="P16">Action – Akcja</text:p>
      <text:p text:style-name="P16"/>
      <text:p text:style-name="P16">item prices:</text:p>
      <text:p text:style-name="P16">expensive- drogi</text:p>
      <text:p text:style-name="P16">moderatery prices – średniej ceny</text:p>
      <text:p text:style-name="P16"><text:soft-page-break/>inexpensive – niedrogie</text:p>
      <text:p text:style-name="P16"/>
      <text:p text:style-name="P17">character arc – motyw fabularny</text:p>
      <text:p text:style-name="P9"/>
      <text:p text:style-name="P4"/>
      <text:p text:style-name="P18">(focus)</text:p>
      <text:p text:style-name="P5"/>
      <text:p text:style-name="P22"><text:span text:style-name="T3">Masters Weaponly – Mistrzowsko Posługuje się Bronią</text:span></text:p>
      <text:p text:style-name="P22"><text:span text:style-name="T4">Leads - Przewodzi</text:span><text:tab/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06:15:03.730000000</meta:creation-date>
    <dc:date>2024-02-29T16:31:08.164000000</dc:date>
    <meta:editing-duration>PT1H42M41S</meta:editing-duration>
    <meta:editing-cycles>17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50" meta:word-count="155" meta:character-count="1218" meta:non-whitespace-character-count="1070"/>
  </office:meta>
</office:document-meta>
</file>